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1" style:family="text">
      <style:text-properties fo:font-weight="bold" fo:font-weight-asian="bold" fo:font-weight-complex="bold" style:text-underline-style="solid"/>
    </style:style>
    <style:style style:name="TableColumn1" style:family="table-column">
      <style:table-column-properties style:column-width="3.4625in" style:rel-column-width="32767*"/>
    </style:style>
  </office:automatic-styles>
  <office:body>
    <office:text>
      <text:p text:style-name="P1"><text:span text:style-name="T1">Szene 10</text:span></text:p>
      <text:p text:style-name="P1"/>
      <text:p text:style-name="P1">Woche 2 Tag 4</text:p>
      <text:p text:style-name="P1"/>
      <text:p text:style-name="P1">n „Heute war der Morgenkreis echt lustig. Reise nach Hierosolyma macht sowieso immer Spass.“</text:p>
      <text:p text:style-name="P1">n „Aber warum muss Octavia immer gewinnt. Die ist echt überall die beste“</text:p>
      <text:p text:style-name="P1">n „Mh… ich hab mir noch gar nicht überlegt, was ich jetzt eigentlich machen will.“</text:p>
      <text:p text:style-name="P1">n „Randy spielt schon wieder Oligopoly mit Louis. Das ist langweilig…“</text:p>
      <text:p text:style-name="P1">n “Es wär zumindest besser wenn sie nach Spezialregeln spielen würden. Wer hält sich denn bitte an die echten Regeln? Weiß doch jeder, dass man auf “Absolutes Halteverbot”,sein ganzes Geld verliert.”</text:p>
      <text:p text:style-name="P1">n „Naja, vielleicht schau ich lieber mal nach, was die Anderen so machen.“</text:p>
      <text:p text:style-name="P1">n „Octavia ist ja vorhin direkt nach draußen gerannt und Anja ist da wahrscheinlich auch irgendwo Klettern. Aber wo Evelynn ist nicht zu sehen. Kann mich auch nicht daran erinnern, ob sie bei Reise nach Hierosolyma mit gemacht hat. Wahrscheinlich malt sie irgendwo.</text:p>
      <text:p text:style-name="P1"/>
      <text:p text:style-name="P1">menu:</text:p>
      <text:p text:style-name="P1"><text:tab/>„Ich sollte mal nach Octavia schauen.“:</text:p>
      <text:p text:style-name="P1"><text:tab/><text:tab/>n „Nanu?“</text:p>
      <text:p text:style-name="P1"><text:tab/><text:tab/>n „Was ist denn da draußen wieder los?“</text:p>
      <text:p text:style-name="P1"><text:tab/><text:tab/>o „Hey, [name]!“</text:p>
      <text:p text:style-name="P1"><text:tab/><text:tab/>n „Octavia steht natürlich wieder im Mittelpunkt. Die erzählt wahrscheinlich immer <text:tab/><text:tab/>noch, das sie gewonnen hat. Dabei war mein Stuhl…“</text:p>
      <text:p text:style-name="P1"><text:tab/><text:tab/>o “Komm mal rüber!”</text:p>
      <text:p text:style-name="P1"><text:tab/><text:tab/>p „Was macht ihr denn?”</text:p>
      <text:p text:style-name="P1"><text:tab/><text:tab/>o „Wir machen das Wettrennen und du machst mit!“</text:p>
      <text:p text:style-name="P1"/>
      <text:p text:style-name="P1"><text:tab/><text:tab/><text:tab/>menu:</text:p>
      <text:p text:style-name="P1"><text:tab/><text:tab/><text:tab/><text:tab/>„Okay.“:</text:p>
      <text:p text:style-name="P1"><text:tab/><text:tab/><text:tab/><text:tab/><text:tab/>„Na gut… Ich hab eh nichts zu tun.“</text:p>
      <text:p text:style-name="P1"><text:tab/><text:tab/><text:tab/><text:tab/><text:tab/>o „Bereite dich schon mal auf deine Niederlage vor! Ich gehe <text:tab/><text:tab/><text:tab/><text:tab/><text:tab/>regelmäßig mit meinem Papa joggen und da machen wir auch <text:tab/><text:tab/><text:tab/><text:tab/><text:tab/>immer Sprintübungen.“</text:p>
      <text:p text:style-name="P1"><text:tab/><text:tab/><text:tab/><text:tab/><text:tab/>a „Ich geh lieber raus und kletter auf Bäume. Einmal hab ich <text:tab/><text:tab/><text:tab/><text:tab/><text:tab/>da sogar ein Eichhörnchen gesehen. Aber das ist dann ganz <text:tab/><text:tab/><text:tab/><text:tab/><text:tab/>schnell wieder-“</text:p>
      <text:p text:style-name="P1"><text:tab/><text:tab/><text:tab/><text:tab/><text:tab/>o „Und genau deshalb habt ihr überhaupt keine Chance gegen <text:tab/><text:tab/><text:tab/><text:tab/><text:tab/>mich“</text:p>
      <text:p text:style-name="P1"><text:tab/><text:tab/><text:tab/><text:tab/><text:tab/>a „Ist doch eh egal. Solange es Spaß macht.“</text:p>
      <text:p text:style-name="P1"><text:tab/><text:tab/><text:tab/><text:tab/><text:tab/>o „Ist es eben nicht! Es ist nicht egal, ob man ein Gewinner <text:tab/><text:tab/><text:tab/><text:tab/><text:tab/>oder ein Verlierer ist!“</text:p>
      <text:p text:style-name="P1"><text:tab/><text:tab/><text:tab/><text:tab/><text:tab/>n „Nicht das schon wieder...“</text:p>
      <text:p text:style-name="P1"/>
      <text:p text:style-name="P1"><text:tab/><text:tab/><text:tab/><text:tab/>„Moment mal...“:</text:p>
      <text:p text:style-name="P1"><text:tab/><text:tab/><text:tab/><text:tab/><text:tab/>p „Gar nicht! Nur weil ich jetzt raus gekommen bin, heißt das <text:tab/><text:tab/><text:tab/><text:tab/><text:tab/>noch lange nicht, dass ich alles mache, was du sagst.“</text:p>
      <text:p text:style-name="P1"><text:tab/><text:tab/><text:tab/><text:tab/><text:tab/>o „Sei kein Lappen! Sogar Randy und Louis machen später <text:tab/><text:tab/><text:tab/><text:tab/><text:tab/>mit.“</text:p>
      <text:p text:style-name="P1"><text:tab/><text:tab/><text:tab/><text:tab/><text:tab/>a „Ey, ich auch!“</text:p>
      <text:p text:style-name="P1"><text:tab/><text:tab/><text:tab/><text:tab/><text:tab/>o „Jaa, und die da auch.“</text:p>
      <text:p text:style-name="P1"><text:tab/><text:tab/><text:tab/><text:tab/><text:tab/>n „Nicht das schon wieder...“</text:p>
      <text:p text:style-name="P1"><text:tab/><text:tab/><text:tab/><text:tab/><text:tab/>o „Aber du musst auch nicht mitmachen. Ist mir sowieso <text:tab/><text:tab/><text:tab/><text:tab/><text:tab/><text:tab/>pupsegal. Ich gewinne ja sowieso!“</text:p>
      <text:p text:style-name="P1"/>
      <text:p text:style-name="P1"><text:tab/><text:tab/><text:tab/><text:tab/><text:tab/><text:tab/>menu:</text:p>
      <text:p text:style-name="P1"><text:tab/><text:tab/><text:tab/><text:tab/><text:tab/><text:tab/><text:tab/>„Okay.“:</text:p>
      <text:p text:style-name="P1"><text:tab/><text:tab/><text:tab/><text:tab/><text:tab/><text:tab/><text:tab/><text:tab/>p „Na gut. Rennen kann ich. Sagt Mama zumindest immer wenn…“</text:p>
      <text:p text:style-name="P1"><text:tab/><text:tab/><text:tab/><text:tab/><text:tab/><text:tab/><text:tab/><text:tab/>o „Na das werden wir ja sehen ob du rennen kannst. <text:tab/><text:tab/><text:tab/><text:tab/><text:tab/><text:tab/><text:tab/><text:tab/>Bereite dich schon mal auf deine Niederlage vor! Ich <text:tab/><text:tab/><text:tab/><text:tab/><text:tab/><text:tab/><text:tab/><text:tab/>gehe regelmäßig mit meinem Papa joggen und da <text:tab/><text:tab/><text:tab/><text:tab/><text:tab/><text:tab/><text:tab/><text:tab/><text:tab/>machen wir auch immer Sprintübungen.“</text:p>
      <text:p text:style-name="P1"><text:tab/><text:tab/><text:tab/><text:tab/><text:tab/><text:tab/><text:tab/><text:tab/></text:p>
      <text:p text:style-name="P1">a „Ich geh lieber raus und kletter auf <text:tab/><text:tab/><text:tab/><text:tab/><text:tab/><text:tab/><text:tab/><text:tab/>Bäume. Einmal hab ich da sogar ein <text:tab/><text:tab/><text:tab/><text:tab/><text:tab/><text:tab/><text:tab/><text:tab/><text:tab/>Eichhörnchen gesehen. Aber das ist dann <text:tab/><text:tab/><text:tab/><text:tab/><text:tab/><text:tab/><text:tab/><text:tab/>ganz schnell wieder-“</text:p>
      <text:p text:style-name="P1"><text:tab/><text:tab/><text:tab/><text:tab/><text:tab/><text:tab/><text:tab/><text:tab/>o „Und genau deshalb habt ihr überhaupt <text:tab/><text:tab/><text:tab/><text:tab/><text:tab/><text:tab/><text:tab/><text:tab/>keine Chance gegen mich“</text:p>
      <text:p text:style-name="P1"><text:tab/><text:tab/><text:tab/><text:tab/><text:tab/><text:tab/><text:tab/><text:tab/>a „Ist doch eh egal. Solange es Spaß <text:tab/><text:tab/><text:tab/><text:tab/><text:tab/><text:tab/><text:tab/><text:tab/><text:tab/>macht.“</text:p>
      <text:p text:style-name="P1"><text:tab/><text:tab/><text:tab/><text:tab/><text:tab/><text:tab/><text:tab/><text:tab/>o „Ist es eben nicht! Es ist nicht egal, ob <text:tab/><text:tab/><text:tab/><text:tab/><text:tab/><text:tab/><text:tab/><text:tab/>man ein Gewinner oder ein Verlierer <text:tab/><text:tab/><text:tab/><text:tab/><text:tab/><text:tab/><text:tab/><text:tab/>ist!“</text:p>
      <text:p text:style-name="P1"/>
      <text:p text:style-name="P1"><text:tab/><text:tab/><text:tab/><text:tab/><text:tab/><text:tab/><text:tab/>„Nö.“:</text:p>
      <text:p text:style-name="P1"><text:tab/><text:tab/><text:tab/><text:tab/><text:tab/><text:tab/><text:tab/><text:tab/>p „Ich mach trotzdem nicht mit. Ich kann <text:tab/><text:tab/><text:tab/><text:tab/><text:tab/><text:tab/><text:tab/><text:tab/>euch ja zu schauen.“</text:p>
      <text:p text:style-name="P1"><text:tab/><text:tab/><text:tab/><text:tab/><text:tab/><text:tab/><text:tab/><text:tab/>o „Kommt gar nicht in die Tüte! Ich <text:tab/><text:tab/><text:tab/><text:tab/><text:tab/><text:tab/><text:tab/><text:tab/><text:tab/>brauch doch einen richtigen Gegner. <text:tab/><text:tab/><text:tab/><text:tab/><text:tab/><text:tab/><text:tab/><text:tab/>Die da zählt nicht!“</text:p>
      <text:p text:style-name="P1"><text:tab/><text:tab/><text:tab/><text:tab/><text:tab/><text:tab/><text:tab/><text:tab/>a „Ey! Das hab ich voll gehört!“</text:p>
      <text:p text:style-name="P1"><text:tab/><text:tab/><text:tab/><text:tab/><text:tab/><text:tab/><text:tab/><text:tab/>p „Na gut,, ich mach mit!“</text:p>
      <text:p text:style-name="P1"><text:tab/><text:tab/><text:tab/><text:tab/><text:tab/><text:tab/><text:tab/><text:tab/>n „...aber nur damit ihr aufhört zu <text:tab/><text:tab/><text:tab/><text:tab/><text:tab/><text:tab/><text:tab/><text:tab/><text:tab/>streiten.“</text:p>
      <text:p text:style-name="P1"><text:tab/><text:tab/><text:tab/><text:tab/><text:tab/><text:tab/><text:tab/><text:tab/>o „Bereite dich schon mal auf deine <text:tab/><text:tab/><text:tab/><text:tab/><text:tab/><text:tab/><text:tab/><text:tab/><text:tab/>Niederlage vor! Ich gehe regelmäßig mit <text:tab/><text:tab/><text:tab/><text:tab/><text:tab/><text:tab/><text:tab/><text:tab/>meinem Papa joggen und da machen wir <text:tab/><text:tab/><text:tab/><text:tab/><text:tab/><text:tab/><text:tab/><text:tab/>auch immer Sprintübungen.“</text:p>
      <text:p text:style-name="P1"><text:tab/><text:tab/><text:tab/><text:tab/><text:tab/><text:tab/><text:tab/><text:tab/>a „Ich geh lieber raus und kletter auf <text:tab/><text:tab/><text:tab/><text:tab/><text:tab/><text:tab/><text:tab/><text:tab/>Bäume. Einmal hab ich da sogar ein <text:tab/><text:tab/><text:tab/><text:tab/><text:tab/><text:tab/><text:tab/><text:tab/><text:tab/>Eichhörnchen gesehen. Aber das ist dann <text:tab/><text:tab/><text:tab/><text:tab/><text:tab/><text:tab/><text:tab/><text:tab/>ganz schnell wieder-“</text:p>
      <text:p text:style-name="P1"><text:tab/><text:tab/><text:tab/><text:tab/><text:tab/><text:tab/><text:tab/><text:tab/>o „Und genau deshalb habt ihr überhaupt <text:tab/><text:tab/><text:tab/><text:tab/><text:tab/><text:tab/><text:tab/><text:tab/>keine Chance gegen mich“</text:p>
      <text:p text:style-name="P1"><text:tab/><text:tab/><text:tab/><text:tab/><text:tab/><text:tab/><text:tab/><text:tab/>a „Ist doch eh egal. Solange es Spaß <text:tab/><text:tab/><text:tab/><text:tab/><text:tab/><text:tab/><text:tab/><text:tab/><text:tab/>macht.“</text:p>
      <text:p text:style-name="P1"><text:tab/><text:tab/><text:tab/><text:tab/><text:tab/><text:tab/><text:tab/><text:tab/>o „Ist es eben nicht! Es ist nicht egal, ob <text:tab/><text:tab/><text:tab/><text:tab/><text:tab/><text:tab/><text:tab/><text:tab/>man ein Gewinner oder ein Verlierer <text:tab/><text:tab/><text:tab/><text:tab/><text:tab/><text:tab/><text:tab/><text:tab/>ist!“</text:p>
      <text:p text:style-name="P1"/>
      <text:p text:style-name="P1"/>
      <text:p text:style-name="P1"><text:tab/><text:tab/>a „Jetzt sag doch auch mal was!“</text:p>
      <text:p text:style-name="P1"/>
      <text:p text:style-name="P1"><text:tab/><text:tab/><text:tab/>menu:</text:p>
      <text:p text:style-name="P1"><text:tab/><text:tab/><text:tab/><text:tab/>„Spaß ist wichtiger.“:</text:p>
      <text:p text:style-name="P1"><text:tab/><text:tab/><text:tab/><text:tab/><text:tab/>a „Siehste! Ich hab Recht!“</text:p>
      <text:p text:style-name="P1"><text:tab/><text:tab/><text:tab/><text:tab/><text:tab/>o „Pff, der sagt das doch nur, weil er selber ein Verlierer ist.“</text:p>
      <text:p text:style-name="P1"><text:tab/><text:tab/><text:tab/><text:tab/><text:tab/>a „Aber ich hab Recht!“</text:p>
      <text:p text:style-name="P1"/>
      <text:p text:style-name="P1"><text:tab/><text:tab/><text:tab/><text:tab/>„Gewinnen ist wichtiger!“:</text:p>
      <text:p text:style-name="P1"><text:tab/><text:tab/><text:tab/><text:tab/><text:tab/>o „Siehste!“</text:p>
      <text:p text:style-name="P1"><text:tab/><text:tab/><text:tab/><text:tab/><text:tab/>a „Selber, siehste!“</text:p>
      <text:p text:style-name="P1"/>
      <text:p text:style-name="P1"><text:tab/><text:tab/>p“Wann geht das Rennen denn los?“</text:p>
      <text:p text:style-name="P1"><text:tab/><text:tab/>o „Dann, wenn ich es sage, also jetzt!“</text:p>
      <text:p text:style-name="P1"/>
      <text:p text:style-name="P1"><text:tab/><text:tab/>n „Octa sieht mal wieder total angespannt aus. Sie nimmt das echt ernst. </text:p>
      <text:p text:style-name="P1"><text:tab/><text:tab/>n „Und da ist Randy. Der sieht irgendwie aus wie immer. Der ist bestimmt nicht so schnell.“</text:p>
      <text:p text:style-name="P1"><text:tab/><text:tab/>n „Ich finde interessant das Louis mitrennt. Das ist auch das erste Mal, dass ich ihn ohne seine Lieblingsjacke sehe. Naja wenigstens trägt er noch seine Sonnenbrille.“</text:p>
      <text:p text:style-name="P1"><text:tab/><text:tab/>n „Und dann hockt Anja da. Die guckt sich aber lieber grad einen Marienkäfer an. <text:tab/><text:tab/>Ich glaub, die macht wirklich nur aus Spaß mit.“</text:p>
      <text:p text:style-name="P1"><text:tab/><text:tab/>o „Auf die Plätze….“</text:p>
      <text:p text:style-name="P1"><text:tab/><text:tab/>o „...Fertig…“</text:p>
      <text:p text:style-name="P1"><text:tab/><text:tab/>o „Looos!“</text:p>
      <text:p text:style-name="P1"/>
      <text:p text:style-name="P1">[hier animation einfügen]</text:p>
      <text:p text:style-name="P1"/>
      <text:p text:style-name="P1"><text:tab/><text:tab/>n „Ähh, was macht Anja denn jetzt?“</text:p>
      <text:p text:style-name="P1"><text:tab/><text:tab/>a „Guck mal da! Die Katze!“</text:p>
      <text:p text:style-name="P1"><text:tab/><text:tab/>o „Ey, wir machen ein Rennen! Da rennt man und bleibt nicht stehen!“</text:p>
      <text:p text:style-name="P1"><text:tab/><text:tab/>a „Ist ja gut, ist ja gut.“</text:p>
      <text:p text:style-name="P1"/>
      <text:p text:style-name="P1">[Animation nr 2]</text:p>
      <text:p text:style-name="P1"/>
      <text:p text:style-name="P1"><text:tab/><text:tab/>k „Uund, der Gewinner ist...“</text:p>
      <text:p text:style-name="P1"/>
      <text:p text:style-name="P1"><text:tab/><text:tab/><text:tab/>WENN du gesagt hast, dass dir Spaß wichtiger ist:</text:p>
      <text:p text:style-name="P1"><text:tab/><text:tab/><text:tab/><text:tab/>k „Octavia!“</text:p>
      <text:p text:style-name="P1"><text:tab/><text:tab/><text:tab/><text:tab/>n „Wieso guckt sie mich denn so komisch an? Freut sie sich gar nicht? “</text:p>
      <text:p text:style-name="P1"><text:tab/><text:tab/><text:tab/><text:tab/>o „ Ich nehme den Preis nicht an! Ihr habt euch gar nicht angestrengt. So ist das keine echtes Rennen.“</text:p>
      <text:p text:style-name="P1"><text:tab/><text:tab/><text:tab/><text:tab/>n „Häh? Was soll das denn bedeuten??“</text:p>
      <text:p text:style-name="P1"/>
      <text:p text:style-name="P1"/>
      <text:p text:style-name="P1"><text:tab/><text:tab/><text:tab/>WENN du gesagt hast, dass gewinnen alles ist:</text:p>
      <text:p text:style-name="P1"><text:tab/><text:tab/><text:tab/><text:tab/>k „[name]!“</text:p>
      <text:p text:style-name="P1"><text:tab/><text:tab/><text:tab/><text:tab/>n „Ha! Das war aber wirklich knapp am Ende. Octavia ist echt <text:tab/><text:tab/><text:tab/><text:tab/><text:tab/>schnell!“</text:p>
      <text:p text:style-name="P1"><text:tab/><text:tab/><text:tab/><text:tab/>o „Eigentlich wär ich ja schneller gewesen, aber mein Schnürsenkel <text:tab/><text:tab/><text:tab/><text:tab/>war nicht ganz zu.“</text:p>
      <text:p text:style-name="P1"><text:tab/><text:tab/><text:tab/><text:tab/>a „Du willst doch bloß nicht zugeben, dass du mal was nicht kannst.“</text:p>
      <text:p text:style-name="P1"><text:tab/><text:tab/><text:tab/><text:tab/>o „Gar nicht wahr! Nächste Woche gibt es eine Revanche und dann <text:tab/><text:tab/><text:tab/><text:tab/>werden wir es ja sehen!“</text:p>
      <text:p text:style-name="P1"><text:tab/><text:tab/><text:tab/><text:tab/>n “Jetzt ist sie ja echt wütend: Das ist neu.“</text:p>
      <text:p text:style-name="P1"/>
      <text:p text:style-name="P1"/>
      <text:p text:style-name="P1"><text:tab/><text:tab/>n „Ihr böser Blick ist echt fies.“</text:p>
      <text:p text:style-name="P1"><text:tab/><text:tab/>- Octa geht weg.</text:p>
      <text:p text:style-name="P1"><text:tab/><text:tab/>a „Willst du mit auf den Baum.“</text:p>
      <text:p text:style-name="P1"><text:tab/><text:tab/>p „Okay. Aber ich will den linken Ast. Der ist bequemer.“</text:p>
      <text:p text:style-name="P1"><text:tab/><text:tab/>- Auftritt Mama</text:p>
      <text:p text:style-name="P1"><text:tab/><text:tab/>m “Protaaaa“</text:p>
      <text:p text:style-name="P1"><text:tab/><text:tab/>p “Oh Mama ist da!”</text:p>
      <text:p text:style-name="P1"><text:tab/><text:tab/>p “Sorry Anja, muss los!”</text:p>
      <text:p text:style-name="P1"><text:tab/><text:tab/>a “Okay, bis morgen dann.”</text:p>
      <text:p text:style-name="P1"><text:tab/><text:tab/>m “Ahh… da bist du ja.”</text:p>
      <text:p text:style-name="P1"><text:tab/><text:tab/>m “Und, wie wars heute?”</text:p>
      <text:p text:style-name="P1"><text:tab/><text:tab/>p „Wir haben Wettrennen gespielt! Das war mega anstrengend.</text:p>
      <text:p text:style-name="P1"><text:tab/><text:tab/>p <text:s/>“Jetzt hab ich Hunger… machen wir Pfannkuchen?“</text:p>
      <text:p text:style-name="P1"><text:tab/><text:tab/>m „Aber Spatz, die hatten wir doch erst letzte Woche!.“</text:p>
      <text:p text:style-name="P1"><text:tab/><text:tab/>p „Eben! Das ist schon wieder eine ganze Ewigkeit her!“</text:p>
      <text:p text:style-name="P1"><text:tab/><text:tab/>m „Na gut. Aber nur, wenn du sie diesmal selber machst.“</text:p>
      <text:p text:style-name="P1"><text:tab/><text:tab/>n „Einmal hab ich schon einen Pfannkuchen ganz alleine gewendet. Aber ich brauch <text:tab/><text:tab/>auf jeden Fall noch Übung. Irgendwann werde ich ein Pfannkuchen-Wende-Profikoch, dann kann ich sie mir jeden Tag selber machen!“</text:p>
      <text:p text:style-name="P1"/>
      <text:p text:style-name="P1"/>
      <text:p text:style-name="P1"/>
      <text:p text:style-name="P1"/>
      <text:p text:style-name="P1"/>
      <text:p text:style-name="P1"/>
      <text:p text:style-name="P1"/>
      <text:p text:style-name="P1"/>
      <text:p text:style-name="P1"><text:tab/>„Ich glaub ich geh mal zu Anja.“:</text:p>
      <text:p text:style-name="P1"><text:tab/><text:tab/>n „Puh, heute ist echt fast etwas zu warm.“</text:p>
      <text:p text:style-name="P1"><text:tab/><text:tab/>n „Und natürlich hängt die Anja wieder im Baum. Fast wie einer dieser orangenen Affen. <text:tab/><text:tab/>Die hab ich mal im Zoo gesehen.“</text:p>
      <text:p text:style-name="P1"><text:tab/><text:tab/>a „[name]! Draußen ist es doch echt am coolsten, oder?“</text:p>
      <text:p text:style-name="P1"><text:tab/><text:tab/>a „Außerdem sagt meine Mama immer, dass frische Luft gesund ist. Nur die Luft auf <text:tab/><text:tab/>dem Land soll noch besser sein. Meine Oma und mein Opa zum Beispiel wohnen auf dem Land. Die haben einen ganz eigenen Bauernhof!“</text:p>
      <text:p text:style-name="P1"><text:tab/><text:tab/></text:p>
      <text:p text:style-name="P1"><text:tab/><text:tab/>menu:</text:p>
      <text:p text:style-name="P1"><text:tab/><text:tab/><text:tab/>„Das ist ja echt cool!“:</text:p>
      <text:p text:style-name="P1"><text:tab/><text:tab/><text:tab/><text:tab/>p „Ich fin-“</text:p>
      <text:p text:style-name="P1"><text:tab/><text:tab/><text:tab/>„Ich finde es in der Stadt besser, als auf dem Land.“:</text:p>
      <text:p text:style-name="P1"><text:tab/><text:tab/><text:tab/><text:tab/>p „Ich fin-“</text:p>
      <text:p text:style-name="P1"/>
      <text:p text:style-name="P1"><text:tab/><text:tab/>a „Aber die Luft finde ich da eigentlich nicht so toll. Vor allem im Schweinestall <text:tab/><text:tab/><text:tab/>stinkt es immer voll. Aber das Stroh riecht gut!“</text:p>
      <text:p text:style-name="P1"><text:tab/><text:tab/>p „Das ist natürlich-“</text:p>
      <text:p text:style-name="P1"><text:tab/><text:tab/>a „Meine Oma und mein Opa haben aber auch ganz viele anderen Tiere. Mit denen <text:tab/><text:tab/>darf ich auch immer spielen. Aber manchmal ist es alleine trotzdem...“</text:p>
      <text:p text:style-name="P1"><text:tab/><text:tab/>n „Ich finde es immer noch lustig, wie Anja ohne Pause reden kann. Mama würde <text:tab/><text:tab/>sagen, sie labert wie ein Wasserfall. Auch wenn Wasserfälle doch eigentlich gar nicht reden können.“</text:p>
      <text:p text:style-name="P1"><text:tab/><text:tab/>n „Manchmal sagen Erwachsene schon echt komische Sachen...“</text:p>
      <text:p text:style-name="P1"><text:tab/><text:tab/>n „Oh... Anja guckt mich plötzlich so komisch an.“</text:p>
      <text:p text:style-name="P1"><text:tab/><text:tab/>p „Was hast du gesagt?“</text:p>
      <text:p text:style-name="P1"><text:tab/><text:tab/>a „Na, ob du mal mitkommen möchtest? Auf den Bauernhof? Dann kann ich dir <text:tab/><text:tab/><text:tab/>unsere Hühnerbabies zeigen, die sind erst zwei Wochen alt und voll flauschig. Und eine Katze haben wir auch! Mama kann die bestimmt heut mitnehmen!“</text:p>
      <text:p text:style-name="P1"><text:tab/><text:tab/>p „Äh...ich-“</text:p>
      <text:p text:style-name="P1"><text:tab/><text:tab/>a „Meine Oma und mein Opa wohnen auch schon länger hier als wir. Wir sind <text:tab/><text:tab/><text:tab/>deswegen dann auch hierher gezogen, damit wir sie ganz oft besuchen können. Und meine Oma backt dann immer Kirschkuchen mit Sahne.“</text:p>
      <text:p text:style-name="P1"><text:tab/><text:tab/></text:p>
      <text:p text:style-name="P1"><text:tab/><text:tab/>menu:</text:p>
      <text:p text:style-name="P1"><text:tab/><text:tab/><text:tab/>„Lecker! Kirschkuchen!“:</text:p>
      <text:p text:style-name="P1"><text:tab/><text:tab/><text:tab/><text:tab/>p „Das klingt-“</text:p>
      <text:p text:style-name="P1"><text:tab/><text:tab/><text:tab/>„Nichts schmeckt besser, als Mamas Kekse!“:</text:p>
      <text:p text:style-name="P1"><text:tab/><text:tab/><text:tab/><text:tab/>p „Das klingt-“</text:p>
      <text:p text:style-name="P1"/>
      <text:p text:style-name="P1"><text:tab/><text:tab/>a „Aber die Tiere sind trotzdem das Coolste! Ich will später auch mal irgendwas mit <text:tab/><text:tab/>ganz viel Tieren machen. Aber nicht Bauer.“</text:p>
      <text:p text:style-name="P1"><text:tab/><text:tab/>a „Lieber Tierarzt oder so. Dann kann ich den ganzen Tieren helfen und dann werden <text:tab/><text:tab/>die alle meine Freunde. Aber niemand ist ein besserer Freund als unsere Kuh Elsa. Die ist die Allerbesteste!“</text:p>
      <text:p text:style-name="P1"><text:tab/><text:tab/></text:p>
      <text:p text:style-name="P1"><text:tab/><text:tab/>a „Was ist denn- Komm auch hoch! Das musst du sehen! Schnell!“</text:p>
      <text:p text:style-name="P1"><text:tab/><text:tab/><text:tab/>menu:</text:p>
      <text:p text:style-name="P1"><text:tab/><text:tab/><text:tab/><text:tab/>„Ich kann immer noch nicht klettern.“:</text:p>
      <text:p text:style-name="P1"><text:tab/><text:tab/><text:tab/><text:tab/><text:tab/>a „Jetzt komm schon! Du verpasst es!“</text:p>
      <text:p text:style-name="P1"><text:tab/><text:tab/><text:tab/><text:tab/>„Ich beeil mich.“:</text:p>
      <text:p text:style-name="P1"><text:tab/><text:tab/><text:tab/><text:tab/><text:tab/>a „Jetzt komm schon! Du verpasst es!“</text:p>
      <text:p text:style-name="P1"><text:tab/><text:tab/><text:tab/>n „Was hat sie es denn so eilig? Die tut ja fast schon so, als wäre da <text:tab/><text:tab/><text:tab/>oben ein Alien“</text:p>
      <text:p text:style-name="P1"><text:tab/><text:tab/><text:tab/>a „Schneller!“</text:p>
      <text:p text:style-name="P1"><text:tab/><text:tab/><text:tab/>p „Jaa doch...“</text:p>
      <text:p text:style-name="P1"><text:tab/><text:tab/><text:tab/>n „Wie war das nochmal? Erst hier hoch und dann...“</text:p>
      <text:p text:style-name="P1"><text:tab/><text:tab/><text:tab/>n „Uff… das war knapp.“</text:p>
      <text:p text:style-name="P1"><text:tab/><text:tab/><text:tab/>a „Siehst du das? Da oben? Die alte Greiterhex!“</text:p>
      <text:p text:style-name="P1"><text:tab/><text:tab/><text:tab/>p „Wo? Meinst du da am Fenster? Da dürfen wir doch eigentlich gar nicht <text:tab/><text:tab/><text:tab/>hochgehen. Ich weiß nich ob wir-“</text:p>
      <text:p text:style-name="P1"><text:tab/><text:tab/><text:tab/>a „Du kannst ja auch gerne wieder runterklettern, du Spielverderber! Aber ich <text:tab/><text:tab/><text:tab/>sag dir, mit der stimmt was nicht!“</text:p>
      <text:p text:style-name="P1"><text:tab/><text:tab/><text:tab/><text:tab/>menu:</text:p>
      <text:p text:style-name="P1"><text:tab/><text:tab/><text:tab/><text:tab/><text:tab/>„Oben bleiben“:</text:p>
      <text:p text:style-name="P1"><text:tab/><text:tab/><text:tab/><text:tab/><text:tab/><text:tab/>n „Der Schatten hinter dem Vorhang sieht wirklich aus <text:tab/><text:tab/><text:tab/><text:tab/><text:tab/><text:tab/>wie dieHeidenau. Nur irgendwie gruseliger… Das <text:tab/><text:tab/><text:tab/><text:tab/><text:tab/><text:tab/>ist echt unheimlich.“</text:p>
      <text:p text:style-name="P1"><text:tab/><text:tab/><text:tab/><text:tab/><text:tab/><text:tab/>p „Was macht die denn da?“</text:p>
      <text:p text:style-name="P1"><text:tab/><text:tab/><text:tab/><text:tab/><text:tab/><text:tab/>a „Keine Ahnung! Aber die läuft da schon die ganze <text:tab/><text:tab/><text:tab/><text:tab/><text:tab/><text:tab/>Zeit im Kreis und siehst du da den Rauch aus dem <text:tab/><text:tab/><text:tab/><text:tab/><text:tab/><text:tab/><text:tab/>Fenster kommen? Die kocht da jetzt bestimmt <text:tab/><text:tab/><text:tab/><text:tab/><text:tab/><text:tab/><text:tab/>irgendeinen Zaubertrank!“</text:p>
      <text:p text:style-name="P1"><text:tab/><text:tab/><text:tab/><text:tab/><text:tab/><text:tab/>n „Naja wahrscheinlich nicht, aber auf jeden Fall ist <text:tab/><text:tab/><text:tab/><text:tab/><text:tab/><text:tab/>das komisch. Und da kommen auch ganz seltsame <text:tab/><text:tab/><text:tab/><text:tab/><text:tab/><text:tab/>Geräusche aus dem Zimmer.“</text:p>
      <text:p text:style-name="P1"><text:tab/><text:tab/><text:tab/><text:tab/><text:tab/><text:tab/>n „ Das klingt fast so, als würde jemand einer Eule am <text:tab/><text:tab/><text:tab/><text:tab/><text:tab/><text:tab/>Schwanz ziehen. Und dann ist da noch irgendein <text:tab/><text:tab/><text:tab/><text:tab/><text:tab/><text:tab/><text:tab/>seltsames Musik-Dingsbums oder so… so was ganz <text:tab/><text:tab/><text:tab/><text:tab/><text:tab/><text:tab/>tiefes. Und wie sich diese Schatten bewegen…“</text:p>
      <text:p text:style-name="P1"><text:tab/><text:tab/><text:tab/><text:tab/><text:tab/><text:tab/>a „Die läuft rum, als wäre sie von einem Dämon <text:tab/><text:tab/><text:tab/><text:tab/><text:tab/><text:tab/><text:tab/>besessen, wie in diesen Filmen!“</text:p>
      <text:p text:style-name="P1"><text:tab/><text:tab/><text:tab/><text:tab/><text:tab/><text:tab/>a „Achtung, sie kommt wieder zum Fenster!“</text:p>
      <text:p text:style-name="P1"><text:tab/><text:tab/><text:tab/><text:tab/><text:tab/><text:tab/>n „Wow. Anja ist echt schnell wenn sie will. Wie die vom Baum runterspringt. Ich spring bestimmt nicht runter viel zu hoch.“</text:p>
      <text:p text:style-name="P1"><text:tab/><text:tab/><text:tab/><text:tab/><text:tab/><text:tab/>n „Verdammt da ist ja Heidenau. Oh Gott ihre Augen…“</text:p>
      <text:p text:style-name="P1"><text:tab/><text:tab/><text:tab/><text:tab/><text:tab/><text:tab/>h „Das ist doch… [name]! Was machst du da oben auf <text:tab/><text:tab/><text:tab/><text:tab/><text:tab/><text:tab/>dem Baum?! Sofort runter da! Und wo ist denn schon <text:tab/><text:tab/><text:tab/><text:tab/><text:tab/><text:tab/>wieder diese unzuverlässige...“</text:p>
      <text:p text:style-name="P1"><text:tab/><text:tab/><text:tab/><text:tab/><text:tab/><text:tab/>n „Und zack ist das ist das Fenster wieder zu. Hoffentlich bekomm ich keinen Ärger: Die hat ganz schön böse geschaut…“</text:p>
      <text:p text:style-name="P1"/>
      <text:p text:style-name="P1"/>
      <text:p text:style-name="P1"><text:tab/><text:tab/><text:tab/><text:tab/><text:tab/>„Runter kettern“:</text:p>
      <text:p text:style-name="P1"><text:tab/><text:tab/><text:tab/><text:tab/><text:tab/><text:tab/>p „Lass uns was anderes Spielen. Das ist doof!“</text:p>
      <text:p text:style-name="P1"><text:tab/><text:tab/><text:tab/><text:tab/><text:tab/><text:tab/>a „Ist ja schon gut, aber ich sag‘s dir! Irgendwann wird <text:tab/><text:tab/><text:tab/><text:tab/><text:tab/><text:tab/>sie dich fressen und dann bist du froh, wenn du mich <text:tab/><text:tab/><text:tab/><text:tab/><text:tab/><text:tab/>hast!“</text:p>
      <text:p text:style-name="P1"><text:tab/><text:tab/><text:tab/><text:tab/><text:tab/><text:tab/>p „Das werden wir dann sehen!“</text:p>
      <text:p text:style-name="P1"/>
      <text:p text:style-name="P1"><text:tab/><text:tab/><text:tab/>p „Lass uns doch lieber auf die Wippe gehen.“</text:p>
      <text:p text:style-name="P1"><text:tab/><text:tab/><text:tab/>a “Na gut.”</text:p>
      <text:p text:style-name="P1"><text:tab/><text:tab/><text:tab/>n „Die Schlangenwippe ist super. Warum sieht Anja denn so angespannt aus?“</text:p>
      <text:p text:style-name="P1"><text:tab/><text:tab/><text:tab/>a „Weißt du, das da oben war schon echt seltsam. Und meine Mama sagt ja <text:tab/><text:tab/><text:tab/>auch immer, dass Heidenau eine Greiterhex ist. Meinst du, die ist wirklich eine echte Hexe? Mit Besen und Allem?“</text:p>
      <text:p text:style-name="P1"/>
      <text:p text:style-name="P1"><text:tab/><text:tab/><text:tab/><text:tab/>menu:</text:p>
      <text:p text:style-name="P1"><text:tab/><text:tab/><text:tab/><text:tab/><text:tab/>„Ja, vielleicht stimmt das ja wirklich.“:</text:p>
      <text:p text:style-name="P1"><text:tab/><text:tab/><text:tab/><text:tab/><text:tab/><text:tab/>a „Wir sollten sie auf jeden Fall weiter beobachten!“</text:p>
      <text:p text:style-name="P1"><text:tab/><text:tab/><text:tab/><text:tab/><text:tab/>„Nein, Hexen gibt es doch nicht in echt!“:</text:p>
      <text:p text:style-name="P1"><text:tab/><text:tab/><text:tab/><text:tab/><text:tab/><text:tab/>a „Mmh… ich denke es gibt bestimmt mehr als die Erwachsenen uns sagen. Bestimmt auch so Dinge wie Geister, die man vielleicht sogar gar nicht sehen kann. Und die klauen dann immer die Socken aus dem Waschding!“</text:p>
      <text:p text:style-name="P1"/>
      <text:p text:style-name="P1"><text:tab/><text:tab/><text:tab/>m „[name]!”</text:p>
      <text:p text:style-name="P1"><text:tab/><text:tab/><text:tab/>n „Oh…Mama ist da. Jetzt schon?“</text:p>
      <text:p text:style-name="P1"><text:tab/><text:tab/><text:tab/>m “Na wie wars heute? Was habt ihr gemacht?”</text:p>
      <text:p text:style-name="P1"><text:tab/><text:tab/><text:tab/>p: “Wir sind rumgeklettert. War super!”</text:p>
      <text:p text:style-name="P1"/>
      <text:p text:style-name="P1"><text:tab/><text:tab/><text:tab/><text:tab/>menu:</text:p>
      <text:p text:style-name="P1"><text:tab/><text:tab/><text:tab/><text:tab/><text:tab/>„Nichts sagen.“:</text:p>
      <text:p text:style-name="P1"><text:tab/><text:tab/><text:tab/><text:tab/><text:tab/><text:tab/>m „Na, und freust du dich schon auf morgen? Da ist <text:tab/><text:tab/><text:tab/><text:tab/><text:tab/><text:tab/>doch euer Wandertag!“</text:p>
      <text:p text:style-name="P1"><text:tab/><text:tab/><text:tab/><text:tab/><text:tab/><text:tab/>p „Oh jaa! Das wird bestimmt lustig!“</text:p>
      <text:p text:style-name="P1"><text:tab/><text:tab/><text:tab/><text:tab/><text:tab/><text:tab/>p „Gibt‘s heut eigentlich wieder Pfannkuchen?“</text:p>
      <text:p text:style-name="P1"><text:tab/><text:tab/><text:tab/><text:tab/><text:tab/><text:tab/>m „Aber Spatz, die hatten wir doch erst letzte Woche!“</text:p>
      <text:p text:style-name="P1"><text:tab/><text:tab/><text:tab/><text:tab/><text:tab/><text:tab/>p „Eben! Das ist schon wieder eine ganze Ewigkeit <text:tab/><text:tab/><text:tab/><text:tab/><text:tab/><text:tab/>her!“</text:p>
      <text:p text:style-name="P1"><text:tab/><text:tab/><text:tab/><text:tab/><text:tab/><text:tab/>m „Na gut. Aber nur, wenn du sie diesmal selber <text:tab/><text:tab/><text:tab/><text:tab/><text:tab/><text:tab/><text:tab/>machst.“</text:p>
      <text:p text:style-name="P1"><text:tab/><text:tab/><text:tab/><text:tab/><text:tab/><text:tab/>n „Einmal hab ich schon einen Pfannkuchen ganz <text:tab/><text:tab/><text:tab/><text:tab/><text:tab/><text:tab/><text:tab/>alleine gewendet. Aber ich brauch auf jeden Fall noch <text:tab/><text:tab/><text:tab/><text:tab/><text:tab/><text:tab/>Übung. Irgendwann werde ich ein Pfannkuchen-<text:tab/><text:tab/><text:tab/><text:tab/><text:tab/><text:tab/><text:tab/>Wende-Profikoch, dann kann ich sie mir jeden Tag selber machen!“</text:p>
      <text:p text:style-name="P1"/>
      <text:p text:style-name="P1"><text:tab/><text:tab/><text:tab/><text:tab/><text:tab/>„Mama fragen, ob ich mit auf den Bauernhof darf.“:</text:p>
      <text:p text:style-name="P1"><text:tab/><text:tab/><text:tab/><text:tab/><text:tab/><text:tab/>m „Heute noch? Das muss ich dann aber erst mal mit <text:tab/><text:tab/><text:tab/><text:tab/><text:tab/><text:tab/>Anjas Eltern besprechen, ob das denn wirklich in <text:tab/><text:tab/><text:tab/><text:tab/><text:tab/><text:tab/><text:tab/>Ordnung ist.“</text:p>
      <text:p text:style-name="P1"><text:tab/><text:tab/><text:tab/><text:tab/><text:tab/><text:tab/>a „Meine Oma hat gesagt, ich und meine Freunde sind <text:tab/><text:tab/><text:tab/><text:tab/><text:tab/><text:tab/>immer willkommen.“</text:p>
      <text:p text:style-name="P1"><text:tab/><text:tab/><text:tab/><text:tab/><text:tab/><text:tab/>p „Bitteee!“</text:p>
      <text:p text:style-name="P1"><text:tab/><text:tab/><text:tab/><text:tab/><text:tab/><text:tab/>m „Ist ja schon gut. Aber ich würde trotzdem gerne mit <text:tab/><text:tab/><text:tab/><text:tab/><text:tab/><text:tab/>Anjas Eltern sprechen.“</text:p>
      <text:p text:style-name="P1"><text:tab/><text:tab/><text:tab/><text:tab/><text:tab/><text:tab/>n „Eltern… immer wollen die nur Reden...“</text:p>
      <text:p text:style-name="P1"><text:tab/><text:tab/><text:tab/><text:tab/><text:tab/><text:tab/>n „Aber dann darf ich bestimmt wirklich auf den Bauernhof! Und <text:tab/><text:tab/><text:tab/><text:tab/><text:tab/><text:tab/>Anjas Oma und Opa sind echt nett, wenn ich da einfach vorbei kommen darf.“</text:p>
      <text:p text:style-name="P1"><text:tab/><text:tab/><text:tab/><text:tab/><text:tab/><text:tab/>((n „Und Anja ist total aufgeregt und zeigt mir den <text:tab/><text:tab/><text:tab/><text:tab/><text:tab/><text:tab/><text:tab/>ganzen Bauernhof. Elsa ist wirklich eine tolle Kuh! <text:tab/><text:tab/><text:tab/><text:tab/><text:tab/><text:tab/>Und die Küken sind auch niedlich.“</text:p>
      <text:p text:style-name="P1"><text:tab/><text:tab/><text:tab/><text:tab/><text:tab/><text:tab/>n „Sogar einen Hahn haben sie, aber der ist ziemlich <text:tab/><text:tab/><text:tab/><text:tab/><text:tab/><text:tab/>eingebildet und stolziert immer über den Hof, wie diese <text:tab/><text:tab/><text:tab/><text:tab/><text:tab/><text:tab/>Frauen in hohen Schuhen im Fernsehen.))</text:p>
      <text:p text:style-name="P1"><text:tab/><text:tab/><text:tab/><text:tab/><text:tab/><text:tab/>a “Also das hier ist Elsa. Das ist die beste Kuh die…”</text:p>
      <text:p text:style-name="P1"><text:tab/><text:tab/><text:tab/><text:tab/><text:tab/><text:tab/>…</text:p>
      <text:p text:style-name="P1"><text:tab/><text:tab/><text:tab/><text:tab/><text:tab/><text:tab/>p “…und die Küken sind ja wirklich voll süß!”</text:p>
      <text:p text:style-name="P1"><text:tab/><text:tab/><text:tab/><text:tab/><text:tab/><text:tab/>…</text:p>
      <text:p text:style-name="P1"><text:tab/><text:tab/><text:tab/><text:tab/><text:tab/><text:tab/>a “…naja der Hahn. Der ist halt so. “Hält sich für was besseres” sagt meine Oma immer…”</text:p>
      <text:p text:style-name="P1"><text:tab/><text:tab/><text:tab/><text:tab/><text:tab/><text:tab/></text:p>
      <text:p text:style-name="P1"/>
      <text:p text:style-name="P1"><text:tab/><text:tab/><text:tab/><text:tab/><text:tab/><text:tab/>a …so und hier, das Heulager da, das ist mein Lieblingsort. Da <text:tab/><text:tab/><text:tab/><text:tab/><text:tab/><text:tab/>spiele ich immer verstecken. Nur der Hahn stört <text:tab/><text:tab/><text:tab/><text:tab/><text:tab/><text:tab/><text:tab/>manchmal. Der krächzt dann Ewigkeiten als würde er <text:tab/><text:tab/><text:tab/><text:tab/><text:tab/><text:tab/>bei einem Gesangswettbewerb mitmachen.“</text:p>
      <text:p text:style-name="P1"><text:tab/><text:tab/><text:tab/><text:tab/><text:tab/><text:tab/>p „Dann ist er ja fast so schlimm wie du!“</text:p>
      <text:p text:style-name="P1"><text:tab/><text:tab/><text:tab/><text:tab/><text:tab/><text:tab/>a „Na warte! Das wirst du noch bereuen!“</text:p>
      <text:p text:style-name="P1"><text:tab/><text:tab/><text:tab/><text:tab/><text:tab/><text:tab/>n „Verdammt jetzt hab ich Stroh im Nacken.“</text:p>
      <text:p text:style-name="P1"><text:tab/><text:tab/><text:tab/><text:tab/><text:tab/><text:tab/>p „Ahhh, unfair! Du hattest Vorsprung!“</text:p>
      <text:p text:style-name="P1"><text:tab/><text:tab/><text:tab/><text:tab/><text:tab/><text:tab/>n „So jetzt bekommt sie auch eine Ladung Stroh!“</text:p>
      <text:p text:style-name="P1"><text:tab/><text:tab/><text:tab/><text:tab/><text:tab/><text:tab/>n “Ha! Mit dem Stroh im Gesicht sieht sie fast wie ein Spaghettimonster aus “</text:p>
      <text:p text:style-name="P1"><text:tab/><text:tab/><text:tab/><text:tab/><text:tab/><text:tab/>a „Ey, ich kann gar nicht mehr sehen. Ich bin bliiind!“</text:p>
      <text:p text:style-name="P1"><text:tab/><text:tab/><text:tab/><text:tab/><text:tab/><text:tab/>n „IAnja kann ja wirklich nichts mehr sehen. Aber sie ist auch <text:tab/><text:tab/><text:tab/><text:tab/><text:tab/><text:tab/>schon wieder ordentlich mit Heu bewaffnet. Ich muss was machen…“</text:p>
      <text:p text:style-name="P1"/>
      <text:p text:style-name="P1"><text:tab/><text:tab/><text:tab/><text:tab/><text:tab/><text:tab/><text:tab/>menu:</text:p>
      <text:p text:style-name="P1"/>
      <text:p text:style-name="P1"><text:tab/><text:tab/><text:tab/><text:tab/><text:tab/><text:tab/><text:tab/><text:tab/>„Anja umlenken.“:</text:p>
      <text:p text:style-name="P1"><text:tab/><text:tab/><text:tab/><text:tab/><text:tab/><text:tab/><text:tab/><text:tab/><text:tab/>p „Vorsicht, da ist eine-“</text:p>
      <text:p text:style-name="P1"><text:tab/><text:tab/><text:tab/><text:tab/><text:tab/><text:tab/><text:tab/><text:tab/><text:tab/>a „Raaaaacheeee!“</text:p>
      <text:p text:style-name="P1"><text:tab/><text:tab/><text:tab/><text:tab/><text:tab/><text:tab/><text:tab/><text:tab/><text:tab/>p „Bah, voll ins Gesicht!“</text:p>
      <text:p text:style-name="P1"><text:tab/><text:tab/><text:tab/><text:tab/><text:tab/><text:tab/><text:tab/><text:tab/><text:tab/>n „Bäh Stroh. Schmeckt gar nicht gut.“</text:p>
      <text:p text:style-name="P1"><text:tab/><text:tab/><text:tab/><text:tab/><text:tab/><text:tab/><text:tab/><text:tab/><text:tab/>n „Wie Tiere das nur den ganzen <text:tab/><text:tab/><text:tab/><text:tab/><text:tab/><text:tab/><text:tab/><text:tab/><text:tab/>Tag essen können?“</text:p>
      <text:p text:style-name="P1"><text:tab/><text:tab/><text:tab/><text:tab/><text:tab/><text:tab/><text:tab/><text:tab/><text:tab/>a „Ahahaa...wie du aussiehst!“</text:p>
      <text:p text:style-name="P1"><text:tab/><text:tab/><text:tab/><text:tab/><text:tab/><text:tab/><text:tab/><text:tab/><text:tab/>p „Du siehst nicht besser aus!“</text:p>
      <text:p text:style-name="P1"><text:tab/><text:tab/><text:tab/><text:tab/><text:tab/><text:tab/><text:tab/><text:tab/><text:tab/>a „Ich bin ja auch eine Hexe, wie <text:tab/><text:tab/><text:tab/><text:tab/><text:tab/><text:tab/><text:tab/><text:tab/><text:tab/>die Heidenau! Die sollen auch <text:tab/><text:tab/><text:tab/><text:tab/><text:tab/><text:tab/><text:tab/><text:tab/><text:tab/>nicht gut aussehen!“</text:p>
      <text:p text:style-name="P1"><text:tab/><text:tab/><text:tab/><text:tab/><text:tab/><text:tab/><text:tab/><text:tab/><text:tab/>p „Da sieht Heidenau trotzdem gruseliger aus.“</text:p>
      <text:p text:style-name="P1"><text:tab/><text:tab/><text:tab/><text:tab/><text:tab/><text:tab/><text:tab/><text:tab/><text:tab/>a „Pass auf, gleich fress ich dich! <text:tab/><text:tab/><text:tab/><text:tab/><text:tab/><text:tab/><text:tab/><text:tab/><text:tab/>Hexen lieben Kinder zum <text:tab/><text:tab/><text:tab/><text:tab/><text:tab/><text:tab/><text:tab/><text:tab/><text:tab/><text:tab/>Nachtisch!“</text:p>
      <text:p text:style-name="P1"><text:tab/><text:tab/><text:tab/><text:tab/><text:tab/><text:tab/><text:tab/><text:tab/><text:tab/>n „Anja mag wohl Hexen. In <text:tab/><text:tab/><text:tab/><text:tab/><text:tab/><text:tab/><text:tab/><text:tab/><text:tab/>letzter Zeit redet sie echt oft <text:tab/><text:tab/><text:tab/><text:tab/><text:tab/><text:tab/><text:tab/><text:tab/><text:tab/><text:tab/>darüber.“</text:p>
      <text:p text:style-name="P1"/>
      <text:p text:style-name="P1"/>
      <text:p text:style-name="P1"><text:tab/><text:tab/><text:tab/><text:tab/><text:tab/><text:tab/><text:tab/><text:tab/>„Dem Heu ausweichen.“:</text:p>
      <text:p text:style-name="P1"><text:tab/><text:tab/><text:tab/><text:tab/><text:tab/><text:tab/><text:tab/><text:tab/><text:tab/>p „Ha, nicht erwischt!“</text:p>
      <text:p text:style-name="P1"><text:tab/><text:tab/><text:tab/><text:tab/><text:tab/><text:tab/><text:tab/><text:tab/><text:tab/>a „Irgendwann er-WOAH!“</text:p>
      <text:p text:style-name="P1"><text:tab/><text:tab/><text:tab/><text:tab/><text:tab/><text:tab/><text:tab/><text:tab/><text:tab/>n „Ohjeh! Der Fall muss weh getan haben. Vielleicht hätte ich ihr lieber was sagen sollen.”</text:p>
      <text:p text:style-name="P1"><text:tab/><text:tab/><text:tab/><text:tab/><text:tab/><text:tab/><text:tab/><text:tab/><text:tab/>p „Hast du dir weh getan?“</text:p>
      <text:p text:style-name="P1"><text:tab/><text:tab/><text:tab/><text:tab/><text:tab/><text:tab/><text:tab/><text:tab/><text:tab/>a „Du Blödian! Hättest du mir <text:tab/><text:tab/><text:tab/><text:tab/><text:tab/><text:tab/><text:tab/><text:tab/><text:tab/>nicht was sagen können?! Du <text:tab/><text:tab/><text:tab/><text:tab/><text:tab/><text:tab/><text:tab/><text:tab/><text:tab/>weißt genau, dass ich nix gesehen hab!“</text:p>
      <text:p text:style-name="P1"><text:tab/><text:tab/><text:tab/><text:tab/><text:tab/><text:tab/><text:tab/><text:tab/><text:tab/>p „Tut mir Lei-“</text:p>
      <text:p text:style-name="P1"><text:tab/><text:tab/><text:tab/><text:tab/><text:tab/><text:tab/><text:tab/><text:tab/><text:tab/>a „Man das ich echt nicht nett! Jetzt hab ich überall Stroh. Ich hätte mir was brechen können. Und wenn ich mir was breche dann darf ich bestimmt nicht mehr im Heulager spielen.“</text:p>
      <text:p text:style-name="P1"><text:tab/><text:tab/><text:tab/><text:tab/><text:tab/><text:tab/><text:tab/><text:tab/><text:tab/>p „Tut mir wirkl-“</text:p>
      <text:p text:style-name="P1"><text:tab/><text:tab/><text:tab/><text:tab/><text:tab/><text:tab/><text:tab/><text:tab/><text:tab/>a „Ist mir egal!<text:tab/><text:tab/><text:tab/><text:tab/><text:tab/><text:tab/><text:tab/><text:tab/><text:tab/>Und das Stroh ist auch voll doof <text:tab/><text:tab/><text:tab/><text:tab/><text:tab/><text:tab/><text:tab/><text:tab/><text:tab/>in den Haaren. Das pikst voll!“</text:p>
      <text:p text:style-name="P1"><text:tab/><text:tab/><text:tab/><text:tab/><text:tab/><text:tab/><text:tab/><text:tab/><text:tab/>n „Wieso muss die immer gleich <text:tab/><text:tab/><text:tab/><text:tab/><text:tab/><text:tab/><text:tab/><text:tab/><text:tab/>so sauer sein? Es tut mir doch <text:tab/><text:tab/><text:tab/><text:tab/><text:tab/><text:tab/><text:tab/><text:tab/><text:tab/>leid, aber ich kann mich ja nicht <text:tab/><text:tab/><text:tab/><text:tab/><text:tab/><text:tab/><text:tab/><text:tab/><text:tab/>mal entschuldigen, wenn die <text:tab/><text:tab/><text:tab/><text:tab/><text:tab/><text:tab/><text:tab/><text:tab/><text:tab/><text:tab/>soviel redet!“</text:p>
      <text:p text:style-name="P1"><text:tab/><text:tab/><text:tab/><text:tab/><text:tab/><text:tab/><text:tab/><text:tab/><text:tab/>n „Und weg ist sie. Ist ja toll gelaufen…”</text:p>
      <text:p text:style-name="P1"/>
      <text:p text:style-name="P1"/>
      <text:p text:style-name="P1"/>
      <text:p text:style-name="P1"/>
      <text:p text:style-name="P1"><text:tab/>„Ich schau lieber mal, wo Evelynn ist.“:</text:p>
      <text:p text:style-name="P1">n „Oh, Evelynn ist doch nicht am Maltisch. Komisch…“</text:p>
      <text:p text:style-name="P1">p „Karin! Hast du die Evelynn gesehen?"</text:p>
      <text:p text:style-name="P1">k „Ich glaub, die war zuletzt vorne in der Kuschelecke.“</text:p>
      <text:p text:style-name="P1">p „Oh danke!“</text:p>
      <text:p text:style-name="P1">n „Da ist sie ja wirklich! Warum ist sie denn so aufgeregt.“</text:p>
      <text:p text:style-name="P1">e „[name]!“</text:p>
      <text:p text:style-name="P1">p “Hi!”</text:p>
      <text:p text:style-name="P1">p „Was machst du denn hier?“</text:p>
      <text:p text:style-name="P1">e „Mama und Papa haben mir heut ausnahmsweise mal erlaubt mein Spielbuch mitzunehmen. Das heißt \“Das blaue Auge\“ und ist voll toll! Da kann man sich eigene Geschichten ausdenken!“</text:p>
      <text:p text:style-name="P1">p “Ah… ach so…”</text:p>
      <text:p text:style-name="P1">e „Außerdem hat mein Papa jetzt Urlaub, da sind beide dann Zuhause und dann dürfen auch mal Leute mit zu mir zum Spielen kommen.“</text:p>
      <text:p text:style-name="P1"/>
      <text:p text:style-name="P1">n „Ich war noch nie mit bei Evelynn. Wie ihr Zimmer wohl aussieht. Bestimmt hat sie ganz viele Zeichnungen rumhängen.“</text:p>
      <text:p text:style-name="P1">p „Darf ich auch kommen?“</text:p>
      <text:p text:style-name="P1">e „Klar! Ich wollte dich eh grade fragen. Dann können wir das Buch ausprobieren. Du musst dir nur noch vorher ausdenken, wen du spielen willst.“</text:p>
      <text:p text:style-name="P1">p “Hä, was meinst du?”</text:p>
      <text:p text:style-name="P1">e “Na also guck das ist ganz einfach. Erst suchst du dir aus was für ein Wesen du sein willst.”</text:p>
      <text:p text:style-name="P1">p „Hm…mal sehen was zur Auswahl steht…“</text:p>
      <text:p text:style-name="P1"/>
      <text:p text:style-name="P1">menu:</text:p>
      <text:p text:style-name="P1">„Zwerg“:</text:p>
      <text:p text:style-name="P1">n „Zwergen sind bestimmt am Stärksten!“</text:p>
      <text:p text:style-name="P1">„Elfe“:</text:p>
      <text:p text:style-name="P1">n „Elfen sehen total cool aus!“</text:p>
      <text:p text:style-name="P1">„Mensch“:</text:p>
      <text:p text:style-name="P1">n „Ich glaub ich bleibe einfach ein Mensch.“</text:p>
      <text:p text:style-name="P1"/>
      <text:p text:style-name="P1">e “…und dann wählst du deine Rolle. Das ist was du gut kannst.”</text:p>
      <text:p text:style-name="P1">n „Was für eine Rolle habe ich?“</text:p>
      <text:p text:style-name="P1"/>
      <text:p text:style-name="P1">menu:</text:p>
      <text:p text:style-name="P1">„Zauberer“:</text:p>
      <text:p text:style-name="P1">n „Niemand besiegt mich, wenn ich zaubern kann!“</text:p>
      <text:p text:style-name="P1">„Bogenschütze“:</text:p>
      <text:p text:style-name="P1">n „Ich bin der besteste Bogenschießer der Welt!“</text:p>
      <text:p text:style-name="P1">„Kämpfer“:</text:p>
      <text:p text:style-name="P1">n „Mit meinem großen Schwert, hau ich alle um!“</text:p>
      <text:p text:style-name="P1"/>
      <text:p text:style-name="P1">e „Ich hab mir auch schon was ausgedacht. Aber das verrate ich dir noch nicht!“</text:p>
      <text:p text:style-name="P1">p „Wieso nicht? Du weißt doch auch, was ich bin, also sag schon!“</text:p>
      <text:p text:style-name="P1">e „Ätschi-Bätsch! Das wirst du sehen, wenn wir spielen!“</text:p>
      <text:p text:style-name="P1">n „Evelynn verrät mir wirklich nichts. Das macht es nur noch spannender.”</text:p>
      <text:p text:style-name="P1"><text:tab/></text:p>
      <text:p text:style-name="P1"/>
      <text:p text:style-name="P1">[PNP]</text:p>
      <text:p text:style-name="P1">m „Ach, da bist du!“</text:p>
      <text:p text:style-name="P1">p „Och nö, kann ich nicht noch weiter spielen? Nur noch ein ganz klein bisschen?“</text:p>
      <text:p text:style-name="P1">m „Wir haben es leider etwas eilig. Wir müssen noch einkaufen gehen. Aber du kannst doch morgen weiterspielen. Das läuft dir schon nicht weg.“</text:p>
      <text:p text:style-name="P1">p „Okaaaay...“</text:p>
      <text:p text:style-name="P1">n „Immer dann, wenn es am lustigsten wird, muss man aufhören. Das ist echt unfair!“</text:p>
      <text:p text:style-name="P1"/>
      <text:p text:style-name="P1"/>
      <text:p text:style-name="P1"/>
      <text:p text:style-name="P1"/>
      <text:p text:style-name="P1"/>
      <text:p text:style-name="P1"/>
      <text:p text:style-name="P1"><text:span text:style-name="T1">Art-Assets:</text:span></text:p>
      <text:p text:style-name="P1"><text:span text:style-name="T1"/></text:p>
      <text:p text:style-name="P1">yoga karin</text:p>
      <text:p text:style-name="P1">stroh-anja</text:p>
      <text:p text:style-name="P1">bg kuschelecke</text:p>
      <text:p text:style-name="P1">assets pnp prot charaktere</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2</meta:generator>
  </office:meta>
</office:document-meta>
</file>